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8E41EA8E3A460B40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5" style:family="paragraph" style:parent-style-name="Text_20_body">
      <style:paragraph-properties fo:margin-top="0in" fo:margin-bottom="0in" loext:contextual-spacing="false"/>
      <style:text-properties fo:font-size="10pt" officeooo:paragraph-rsid="001690a5" style:font-size-asian="10pt" style:font-size-complex="10pt"/>
    </style:style>
    <style:style style:name="P16" style:family="paragraph" style:parent-style-name="Text_20_body">
      <style:paragraph-properties fo:margin-top="0in" fo:margin-bottom="0in" loext:contextual-spacing="false"/>
      <style:text-properties fo:font-size="10pt" fo:font-weight="bold" officeooo:rsid="001521cb" officeooo:paragraph-rsid="001690a5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in" fo:margin-bottom="0in" loext:contextual-spacing="false"/>
      <style:text-properties fo:font-size="11pt" fo:font-weight="bold" officeooo:rsid="001521cb" officeooo:paragraph-rsid="001690a5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9" style:family="paragraph" style:parent-style-name="Text_20_body">
      <style:text-properties officeooo:rsid="0013e288" officeooo:paragraph-rsid="0013e288"/>
    </style:style>
    <style:style style:name="P20" style:family="paragraph" style:parent-style-name="Text_20_body">
      <style:text-properties officeooo:rsid="0013e288" officeooo:paragraph-rsid="001521cb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23" style:family="paragraph" style:parent-style-name="Text_20_body">
      <style:text-properties fo:font-size="10pt" officeooo:paragraph-rsid="001690a5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rsid="001e2291"/>
    </style:style>
    <style:style style:name="P25" style:family="paragraph" style:parent-style-name="Text_20_body">
      <style:text-properties fo:font-size="11pt" fo:font-weight="bold" officeooo:rsid="001521cb" officeooo:paragraph-rsid="0013e288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in" fo:margin-bottom="0in" loext:contextual-spacing="false"/>
      <style:text-properties fo:font-size="10pt" fo:font-weight="bold" officeooo:rsid="0013e288" officeooo:paragraph-rsid="001690a5" style:font-size-asian="10pt" style:font-weight-asian="bold" style:font-size-complex="10pt" style:font-weight-complex="bold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fo:font-weight="normal" style:font-name-asian="Calibri1" style:font-size-asian="14pt" style:font-weight-asian="normal" style:font-name-complex="Times New Roman1" style:font-size-complex="14pt" style:font-weight-complex="normal"/>
    </style:style>
    <style:style style:name="T8" style:family="text">
      <style:text-properties officeooo:rsid="0013e28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90a5" style:font-weight-asian="bold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weight="normal" officeooo:rsid="0013e288" style:font-weight-asian="normal" style:font-weight-complex="normal"/>
    </style:style>
    <style:style style:name="T13" style:family="text">
      <style:text-properties fo:font-weight="normal" officeooo:rsid="001a91b9" style:font-weight-asian="normal" style:font-weight-complex="normal"/>
    </style:style>
    <style:style style:name="T14" style:family="text">
      <style:text-properties officeooo:rsid="001521cb"/>
    </style:style>
    <style:style style:name="T15" style:family="text">
      <style:text-properties officeooo:rsid="001690a5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8E41EA8E3A460B40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4"/>
      <text:p text:style-name="P3"/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8">1 по дисциплине<text:line-break/>«Вычислительные алгоритмы»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7"/></text:p>
            <text:p text:style-name="P12"><text:span text:style-name="T5">Тема: </text:span><text:span text:style-name="T11">Алгоритм и программа построения интерполяционного полинома Ньютона</text:span></text:p>
            <text:p text:style-name="P9"/>
            <text:p text:style-name="P9"/>
            <text:p text:style-name="P9">Студент: <text:span text:style-name="T12">Романов А.</text:span><text:span text:style-name="T13"> В.</text:span></text:p>
            <text:p text:style-name="P9"/>
            <text:p text:style-name="P9">Группа: <text:span text:style-name="T12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12">Градов В. </text:span><text:span text:style-name="T13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3"><text:span text:style-name="T6">2020</text:span><text:bookmark text:name="_GoBack"/><text:span text:style-name="T6"> г.</text:span></text:p>
      <text:p text:style-name="Standard"/>
      <text:p text:style-name="Standard"/>
      <text:p text:style-name="Standard"><text:soft-page-break/></text:p>
      <text:p text:style-name="P22">Цель работы: </text:p>
      <text:p text:style-name="Text_20_body"/>
      <text:p text:style-name="P21">Задание: </text:p>
      <text:p text:style-name="Text_20_body"/>
      <text:p text:style-name="P21">Входные данные: </text:p>
      <text:p text:style-name="Text_20_body"/>
      <text:p text:style-name="P21">Выходные данные: </text:p>
      <text:p text:style-name="Text_20_body"/>
      <text:p text:style-name="P22">Анализ алгоритма: </text:p>
      <text:p text:style-name="P25"/>
      <text:section text:style-name="Sect1" text:name="Section1">
        <text:p text:style-name="P16">Код программы:</text:p>
        <text:p text:style-name="P17"/>
        <text:p text:style-name="P26"><text:span text:style-name="T9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0</meta:editing-cycles>
    <meta:creation-date>2020-02-10T20:01:00</meta:creation-date>
    <dc:date>2020-02-26T21:35:06.714984517</dc:date>
    <meta:editing-duration>PT20M48S</meta:editing-duration>
    <meta:generator>LibreOffice/6.1.5.2$Linux_X86_64 LibreOffice_project/10$Build-2</meta:generator>
    <meta:document-statistic meta:table-count="2" meta:image-count="1" meta:object-count="0" meta:page-count="2" meta:paragraph-count="23" meta:word-count="83" meta:character-count="776" meta:non-whitespace-character-count="706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